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L Gen Off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float" office:value="90" calcext:value-type="float">
            <text:p>90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float" office:value="101" calcext:value-type="float">
            <text:p>101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L Gen Norm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float" office:value="90" calcext:value-type="float">
            <text:p>90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float" office:value="101" calcext:value-type="float">
            <text:p>101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2:14:50.30959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0T16:29:34.790819225</dc:date>
    <meta:editing-duration>P1DT3H51M10S</meta:editing-duration>
    <meta:editing-cycles>120</meta:editing-cycles>
    <meta:print-date>2021-04-05T08:04:39.608396645</meta:print-date>
    <meta:document-statistic meta:table-count="9" meta:cell-count="3057" meta:object-count="0"/>
  </office:meta>
</office:document-meta>
</file>